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9900" fo:border="0.06pt solid #000000"/>
    </style:style>
    <style:style style:name="ce9" style:family="table-cell" style:parent-style-name="Default" style:data-style-name="N99">
      <style:table-cell-properties fo:background-color="#ffff00" fo:border="0.06pt solid #000000"/>
    </style:style>
    <style:style style:name="ce10" style:family="table-cell" style:parent-style-name="Default">
      <style:table-cell-properties fo:background-color="#ffcc00" fo:border="0.06pt solid #000000"/>
    </style:style>
    <style:style style:name="ce11" style:family="table-cell" style:parent-style-name="Default">
      <style:table-cell-properties fo:background-color="#ffcc00" fo:border="0.06pt solid #000000"/>
      <style:text-properties style:font-name="Liberation Sans" style:font-name-asian="Noto Sans CJK SC Regular" style:font-name-complex="FreeSans"/>
    </style:style>
    <style:style style:name="ce12" style:family="table-cell" style:parent-style-name="Default" style:data-style-name="N99">
      <style:table-cell-properties fo:background-color="#ff9900" fo:border="0.06pt solid #000000"/>
    </style:style>
    <style:style style:name="ce13" style:family="table-cell" style:parent-style-name="Default" style:data-style-name="N0">
      <style:table-cell-properties fo:background-color="#ff9900" fo:border="0.06pt solid #000000"/>
    </style:style>
    <style:style style:name="ce14" style:family="table-cell" style:parent-style-name="Default">
      <style:table-cell-properties fo:background-color="#66cc00"/>
    </style:style>
    <style:style style:name="ce15" style:family="table-cell" style:parent-style-name="Default">
      <style:table-cell-properties fo:background-color="transparent" fo:border="none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fo:background-color="transparent" fo:border="0.06pt solid #000000"/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able-cell-properties fo:background-color="#cccccc" fo:border="0.06pt solid #000000"/>
    </style:style>
    <style:style style:name="ce18" style:family="table-cell" style:parent-style-name="Default" style:data-style-name="N99">
      <style:table-cell-properties fo:background-color="#ff9900" fo:border="none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9900"/>
      <style:text-properties style:use-window-font-color="true"/>
    </style:style>
    <style:style style:name="ce21" style:family="table-cell" style:parent-style-name="Default">
      <style:table-cell-properties fo:background-color="#ffcc00"/>
    </style:style>
    <style:style style:name="ce22" style:family="table-cell" style:parent-style-name="Default">
      <style:table-cell-properties fo:background-color="#b2b2b2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color="#808080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66.28mm" svg:height="187.06mm" svg:x="153.91mm" svg:y="30.28mm">
            <loext:p draw:notify-on-update-of-ranges="Sheet1.F24:Sheet1.F28 Sheet1.A39:Sheet1.A39 Sheet1.C39:Sheet1.C39 Sheet1.B39:Sheet1.B39 Sheet1.D72:Sheet1.D72 Sheet1.F73:Sheet1.F75 Sheet1.E73:Sheet1.E75 Sheet1.D67:Sheet1.D67 Sheet1.F68:Sheet1.F70 Sheet1.E68:Sheet1.E70 Sheet1.D58:Sheet1.D58 Sheet1.F59:Sheet1.F61 Sheet1.E59:Sheet1.E61 Sheet1.H54:Sheet1.H54 Sheet1.J55:Sheet1.J92 Sheet1.I55:Sheet1.I92 Sheet1.A15:Sheet1.A15 Sheet1.B17:Sheet1.B17 Sheet1.B16:Sheet1.B16 Sheet1.D16:Sheet1.D16 Sheet1.F17:Sheet1.F21 Sheet1.E17:Sheet1.E21 Sheet1.D9:Sheet1.D9 Sheet1.F10:Sheet1.F14 Sheet1.E10:Sheet1.E14 Sheet1.D2:Sheet1.D2 Sheet1.F3:Sheet1.F7 Sheet1.E3:Sheet1.E7 Sheet1.D23:Sheet1.D23 Sheet1.F24:Sheet1.F28 Sheet1.E24:Sheet1.E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5" table:default-cell-style-name="Default"/>
        <table:table-column table:style-name="co3" table:default-cell-style-name="ce2"/>
        <table:table-column table:style-name="co3" table:number-columns-repeated="2" table:default-cell-style-name="ce17"/>
        <table:table-column table:style-name="co3" table:number-columns-repeated="9" table:default-cell-style-name="Default"/>
        <table:table-row table:style-name="ro1">
          <table:table-cell table:style-name="Default"/>
          <table:table-cell table:number-columns-repeated="6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Screen bounds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2" office:value-type="string" calcext:value-type="string">
            <text:p>Screen bound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/>
          <table:table-cell table:style-name="ce19"/>
          <table:table-cell table:style-name="Default" office:value-type="string" calcext:value-type="string">
            <text:p>Input Field</text:p>
          </table:table-cell>
          <table:table-cell table:style-name="Default"/>
          <table:table-cell table:style-name="ce23" office:value-type="string" calcext:value-type="string" table:number-columns-spanned="3" table:number-rows-spanned="4">
            <text:p>Circle background Calculation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p left</text:p>
          </table:table-cell>
          <table:table-cell table:style-name="ce17" table:formula="of:=[.B3]" office:value-type="float" office:value="0" calcext:value-type="float">
            <text:p>0</text:p>
          </table:table-cell>
          <table:table-cell table:style-name="ce17" table:formula="of:=[.B4]" office:value-type="float" office:value="0" calcext:value-type="float">
            <text:p>0</text:p>
          </table:table-cell>
          <table:table-cell/>
          <table:table-cell table:style-name="ce20"/>
          <table:table-cell table:style-name="Default" office:value-type="string" calcext:value-type="string">
            <text:p>Calculation</text:p>
          </table:table-cell>
          <table:table-cell table:style-name="Default"/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top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bottom left</text:p>
          </table:table-cell>
          <table:table-cell table:style-name="ce17" table:formula="of:=[.B3]" office:value-type="float" office:value="0" calcext:value-type="float">
            <text:p>0</text:p>
          </table:table-cell>
          <table:table-cell table:style-name="ce17" table:formula="of:=[.B6]" office:value-type="float" office:value="1920" calcext:value-type="float">
            <text:p>1920</text:p>
          </table:table-cell>
          <table:table-cell/>
          <table:table-cell table:style-name="ce21"/>
          <table:table-cell table:style-name="Default" office:value-type="string" calcext:value-type="string">
            <text:p>Final result</text:p>
          </table:table-cell>
          <table:table-cell table:style-name="Default"/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ight</text:p>
          </table:table-cell>
          <table:table-cell table:style-name="ce6" office:value-type="float" office:value="1080" calcext:value-type="float">
            <text:p>1080</text:p>
          </table:table-cell>
          <table:table-cell/>
          <table:table-cell table:style-name="ce2" office:value-type="string" calcext:value-type="string">
            <text:p>bottom right</text:p>
          </table:table-cell>
          <table:table-cell table:style-name="ce17" table:formula="of:=[.B5]" office:value-type="float" office:value="1080" calcext:value-type="float">
            <text:p>1080</text:p>
          </table:table-cell>
          <table:table-cell table:style-name="ce17" table:formula="of:=[.B6]" office:value-type="float" office:value="1920" calcext:value-type="float">
            <text:p>1920</text:p>
          </table:table-cell>
          <table:table-cell/>
          <table:table-cell table:style-name="ce22"/>
          <table:table-cell table:style-name="Default" office:value-type="string" calcext:value-type="string">
            <text:p>Graph data</text:p>
          </table:table-cell>
          <table:table-cell table:style-name="Default"/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bottom</text:p>
          </table:table-cell>
          <table:table-cell table:style-name="ce6" office:value-type="float" office:value="1920" calcext:value-type="float">
            <text:p>1920</text:p>
          </table:table-cell>
          <table:table-cell/>
          <table:table-cell table:style-name="ce2" office:value-type="string" calcext:value-type="string">
            <text:p>top right</text:p>
          </table:table-cell>
          <table:table-cell table:style-name="ce17" table:formula="of:=[.B5]" office:value-type="float" office:value="1080" calcext:value-type="float">
            <text:p>1080</text:p>
          </table:table-cell>
          <table:table-cell table:style-name="ce17" table:formula="of:=[.B4]" office:value-type="float" office:value="0" calcext:value-type="float">
            <text:p>0</text:p>
          </table:table-cell>
          <table:table-cell/>
          <table:table-cell table:style-name="ce14"/>
          <table:table-cell table:style-name="Default" office:value-type="string" calcext:value-type="string">
            <text:p>Comment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2"/>
          <table:table-cell table:style-name="ce2" office:value-type="string" calcext:value-type="string">
            <text:p>top left</text:p>
          </table:table-cell>
          <table:table-cell table:style-name="ce17" table:formula="of:=[.B3]" office:value-type="float" office:value="0" calcext:value-type="float">
            <text:p>0</text:p>
          </table:table-cell>
          <table:table-cell table:style-name="ce17" table:formula="of:=[.B4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/>
          <table:table-cell/>
          <table:table-cell table:style-name="ce3"/>
          <table:table-cell table:style-name="ce5" table:number-columns-repeated="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>
            <text:p>Focal bounds</text:p>
          </table:table-cell>
          <table:table-cell table:style-name="ce2" office:value-type="string" calcext:value-type="string">
            <text:p>Value</text:p>
          </table:table-cell>
          <table:table-cell table:style-name="ce3"/>
          <table:table-cell table:style-name="ce2" office:value-type="string" calcext:value-type="string">
            <text:p>Focal bound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6" office:value-type="float" office:value="1160" calcext:value-type="float">
            <text:p>1160</text:p>
          </table:table-cell>
          <table:table-cell table:style-name="ce5"/>
          <table:table-cell table:style-name="ce2" office:value-type="string" calcext:value-type="string">
            <text:p>top left</text:p>
          </table:table-cell>
          <table:table-cell table:style-name="ce17" table:formula="of:=[.B10]" office:value-type="float" office:value="1160" calcext:value-type="float">
            <text:p>1160</text:p>
          </table:table-cell>
          <table:table-cell table:style-name="ce17" table:formula="of:=[.B11]" office:value-type="float" office:value="961" calcext:value-type="float">
            <text:p>961</text:p>
          </table:table-cell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>
            <text:p>top</text:p>
          </table:table-cell>
          <table:table-cell table:style-name="ce6" office:value-type="float" office:value="961" calcext:value-type="float">
            <text:p>961</text:p>
          </table:table-cell>
          <table:table-cell table:style-name="ce5"/>
          <table:table-cell table:style-name="ce2" office:value-type="string" calcext:value-type="string">
            <text:p>bottom left</text:p>
          </table:table-cell>
          <table:table-cell table:style-name="ce17" table:formula="of:=[.B10]" office:value-type="float" office:value="1160" calcext:value-type="float">
            <text:p>1160</text:p>
          </table:table-cell>
          <table:table-cell table:style-name="ce17" table:formula="of:=[.B13]" office:value-type="float" office:value="1004" calcext:value-type="float">
            <text:p>1004</text:p>
          </table:table-cell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right</text:p>
          </table:table-cell>
          <table:table-cell table:style-name="ce6" office:value-type="float" office:value="1204" calcext:value-type="float">
            <text:p>1204</text:p>
          </table:table-cell>
          <table:table-cell table:style-name="ce5"/>
          <table:table-cell table:style-name="ce2" office:value-type="string" calcext:value-type="string">
            <text:p>bottom right</text:p>
          </table:table-cell>
          <table:table-cell table:style-name="ce17" table:formula="of:=[.B12]" office:value-type="float" office:value="1204" calcext:value-type="float">
            <text:p>1204</text:p>
          </table:table-cell>
          <table:table-cell table:style-name="ce17" table:formula="of:=[.B13]" office:value-type="float" office:value="1004" calcext:value-type="float">
            <text:p>1004</text:p>
          </table:table-cell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>
            <text:p>bottom</text:p>
          </table:table-cell>
          <table:table-cell table:style-name="ce6" office:value-type="float" office:value="1004" calcext:value-type="float">
            <text:p>1004</text:p>
          </table:table-cell>
          <table:table-cell table:style-name="ce5"/>
          <table:table-cell table:style-name="ce2" office:value-type="string" calcext:value-type="string">
            <text:p>top right</text:p>
          </table:table-cell>
          <table:table-cell table:style-name="ce17" table:formula="of:=[.B12]" office:value-type="float" office:value="1204" calcext:value-type="float">
            <text:p>1204</text:p>
          </table:table-cell>
          <table:table-cell table:style-name="ce17" table:formula="of:=[.B11]" office:value-type="float" office:value="961" calcext:value-type="float">
            <text:p>961</text:p>
          </table:table-cell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/>
          <table:table-cell/>
          <table:table-cell table:style-name="ce3"/>
          <table:table-cell table:style-name="ce2" office:value-type="string" calcext:value-type="string">
            <text:p>top left</text:p>
          </table:table-cell>
          <table:table-cell table:style-name="ce17" table:formula="of:=[.B10]" office:value-type="float" office:value="1160" calcext:value-type="float">
            <text:p>1160</text:p>
          </table:table-cell>
          <table:table-cell table:style-name="ce17" table:formula="of:=[.B11]" office:value-type="float" office:value="961" calcext:value-type="float">
            <text:p>961</text:p>
          </table:table-cell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>
            <text:p>Focal centre</text:p>
          </table:table-cell>
          <table:table-cell table:style-name="ce7" office:value-type="string" calcext:value-type="string">
            <text:p>Value</text:p>
          </table:table-cell>
          <table:table-cell table:style-name="ce3"/>
          <table:table-cell table:style-name="ce5" table:number-columns-repeated="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8" table:formula="of:=[.B10] + ([.B12]-[.B10])/2" office:value-type="float" office:value="1182" calcext:value-type="float">
            <text:p>1182</text:p>
          </table:table-cell>
          <table:table-cell table:style-name="ce5"/>
          <table:table-cell table:style-name="ce1" office:value-type="string" calcext:value-type="string">
            <text:p>Text bounds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8" table:formula="of:=[.B11]+([.B13]-[.B11])/2" office:value-type="float" office:value="982.5" calcext:value-type="float">
            <text:p>982.5</text:p>
          </table:table-cell>
          <table:table-cell table:style-name="ce3"/>
          <table:table-cell table:style-name="ce1" office:value-type="string" calcext:value-type="string">
            <text:p>top left</text:p>
          </table:table-cell>
          <table:table-cell table:style-name="ce17" table:formula="of:=[.B22]" office:value-type="float" office:value="760" calcext:value-type="float">
            <text:p>760</text:p>
          </table:table-cell>
          <table:table-cell table:style-name="ce17" table:formula="of:=[.B23]" office:value-type="float" office:value="521" calcext:value-type="float">
            <text:p>521</text:p>
          </table:table-cell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/>
          <table:table-cell/>
          <table:table-cell table:style-name="ce3"/>
          <table:table-cell table:style-name="ce1" office:value-type="string" calcext:value-type="string">
            <text:p>bottom left</text:p>
          </table:table-cell>
          <table:table-cell table:style-name="ce17" table:formula="of:=[.B22]" office:value-type="float" office:value="760" calcext:value-type="float">
            <text:p>760</text:p>
          </table:table-cell>
          <table:table-cell table:style-name="ce17" table:formula="of:=[.B25]" office:value-type="float" office:value="941" calcext:value-type="float">
            <text:p>941</text:p>
          </table:table-cell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>
            <text:p>Focal padding</text:p>
          </table:table-cell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1" office:value-type="string" calcext:value-type="string">
            <text:p>bottom right</text:p>
          </table:table-cell>
          <table:table-cell table:style-name="ce17" table:formula="of:=[.B24]" office:value-type="float" office:value="1060" calcext:value-type="float">
            <text:p>1060</text:p>
          </table:table-cell>
          <table:table-cell table:style-name="ce17" table:formula="of:=[.B25]" office:value-type="float" office:value="941" calcext:value-type="float">
            <text:p>941</text:p>
          </table:table-cell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/>
          <table:table-cell/>
          <table:table-cell table:style-name="ce5"/>
          <table:table-cell table:style-name="ce1" office:value-type="string" calcext:value-type="string">
            <text:p>top right</text:p>
          </table:table-cell>
          <table:table-cell table:style-name="ce17" table:formula="of:=[.B24]" office:value-type="float" office:value="1060" calcext:value-type="float">
            <text:p>1060</text:p>
          </table:table-cell>
          <table:table-cell table:style-name="ce17" table:formula="of:=[.B23]" office:value-type="float" office:value="521" calcext:value-type="float">
            <text:p>521</text:p>
          </table:table-cell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Text bounds</text:p>
          </table:table-cell>
          <table:table-cell table:style-name="ce1" office:value-type="string" calcext:value-type="string">
            <text:p><text:s/>Value</text:p>
          </table:table-cell>
          <table:table-cell table:style-name="ce3"/>
          <table:table-cell table:style-name="ce1" office:value-type="string" calcext:value-type="string">
            <text:p>top left</text:p>
          </table:table-cell>
          <table:table-cell table:style-name="ce17" table:formula="of:=[.B22]" office:value-type="float" office:value="760" calcext:value-type="float">
            <text:p>760</text:p>
          </table:table-cell>
          <table:table-cell table:style-name="ce17" table:formula="of:=[.B23]" office:value-type="float" office:value="521" calcext:value-type="float">
            <text:p>521</text:p>
          </table:table-cell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left</text:p>
          </table:table-cell>
          <table:table-cell table:style-name="ce6" office:value-type="float" office:value="760" calcext:value-type="float">
            <text:p>760</text:p>
          </table:table-cell>
          <table:table-cell table:style-name="ce3"/>
          <table:table-cell table:style-name="ce5" table:number-columns-repeated="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top</text:p>
          </table:table-cell>
          <table:table-cell table:style-name="ce6" office:value-type="float" office:value="521" calcext:value-type="float">
            <text:p>521</text:p>
          </table:table-cell>
          <table:table-cell table:style-name="ce3"/>
          <table:table-cell table:style-name="ce2" office:value-type="string" calcext:value-type="string">
            <text:p>Screen inset bound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right</text:p>
          </table:table-cell>
          <table:table-cell table:style-name="ce6" office:value-type="float" office:value="1060" calcext:value-type="float">
            <text:p>1060</text:p>
          </table:table-cell>
          <table:table-cell table:style-name="ce5"/>
          <table:table-cell table:style-name="ce2" office:value-type="string" calcext:value-type="string">
            <text:p>top left</text:p>
          </table:table-cell>
          <table:table-cell table:style-name="ce17" table:formula="of:=[.B3]+[.B31]" office:value-type="float" office:value="88" calcext:value-type="float">
            <text:p>88</text:p>
          </table:table-cell>
          <table:table-cell table:style-name="ce17" table:formula="of:=[.B4]+[.B31]" office:value-type="float" office:value="88" calcext:value-type="float">
            <text:p>88</text:p>
          </table:table-cell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bottom</text:p>
          </table:table-cell>
          <table:table-cell table:style-name="ce6" office:value-type="float" office:value="941" calcext:value-type="float">
            <text:p>941</text:p>
          </table:table-cell>
          <table:table-cell table:style-name="ce3"/>
          <table:table-cell table:style-name="ce2" office:value-type="string" calcext:value-type="string">
            <text:p>bottom left</text:p>
          </table:table-cell>
          <table:table-cell table:style-name="ce17" table:formula="of:=[.B3]+[.B31]" office:value-type="float" office:value="88" calcext:value-type="float">
            <text:p>88</text:p>
          </table:table-cell>
          <table:table-cell table:style-name="ce17" table:formula="of:=[.B6]-[.B31]" office:value-type="float" office:value="1832" calcext:value-type="float">
            <text:p>1832</text:p>
          </table:table-cell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3" table:number-columns-repeated="3"/>
          <table:table-cell table:style-name="ce2" office:value-type="string" calcext:value-type="string">
            <text:p>bottom right</text:p>
          </table:table-cell>
          <table:table-cell table:style-name="ce17" table:formula="of:=[.B5]-[.B31]" office:value-type="float" office:value="992" calcext:value-type="float">
            <text:p>992</text:p>
          </table:table-cell>
          <table:table-cell table:style-name="ce17" table:formula="of:=[.B6]-[.B31]" office:value-type="float" office:value="1832" calcext:value-type="float">
            <text:p>1832</text:p>
          </table:table-cell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Focal padded left</text:p>
          </table:table-cell>
          <table:table-cell table:style-name="ce8" table:formula="of:=[.B10]-[.B19]" office:value-type="float" office:value="1140" calcext:value-type="float">
            <text:p>1140</text:p>
          </table:table-cell>
          <table:table-cell table:style-name="ce3"/>
          <table:table-cell table:style-name="ce2" office:value-type="string" calcext:value-type="string">
            <text:p>top right</text:p>
          </table:table-cell>
          <table:table-cell table:style-name="ce17" table:formula="of:=[.B5]-[.B31]" office:value-type="float" office:value="992" calcext:value-type="float">
            <text:p>992</text:p>
          </table:table-cell>
          <table:table-cell table:style-name="ce17" table:formula="of:=[.B4]+[.B31]" office:value-type="float" office:value="88" calcext:value-type="float">
            <text:p>88</text:p>
          </table:table-cell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Focal padded Right</text:p>
          </table:table-cell>
          <table:table-cell table:style-name="ce8" table:formula="of:=[.B12]+[.B19]" office:value-type="float" office:value="1224" calcext:value-type="float">
            <text:p>1224</text:p>
          </table:table-cell>
          <table:table-cell table:style-name="ce3"/>
          <table:table-cell table:style-name="ce2" office:value-type="string" calcext:value-type="string">
            <text:p>top left</text:p>
          </table:table-cell>
          <table:table-cell table:style-name="ce17" table:formula="of:=[.B3]+[.B31]" office:value-type="float" office:value="88" calcext:value-type="float">
            <text:p>88</text:p>
          </table:table-cell>
          <table:table-cell table:style-name="ce17" table:formula="of:=[.B4]+[.B31]" office:value-type="float" office:value="88" calcext:value-type="float">
            <text:p>88</text:p>
          </table:table-cell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Focal width</text:p>
          </table:table-cell>
          <table:table-cell table:style-name="ce8" table:formula="of:=[.B12]-[.B10]" office:value-type="float" office:value="44" calcext:value-type="float">
            <text:p>44</text:p>
          </table:table-cell>
          <table:table-cell table:style-name="ce3"/>
          <table:table-cell table:style-name="ce5" table:number-columns-repeated="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/>
          <table:table-cell/>
          <table:table-cell table:style-name="ce5"/>
          <table:table-cell table:style-name="ce2" office:value-type="string" calcext:value-type="string">
            <text:p>Is inset</text:p>
          </table:table-cell>
          <table:table-cell table:style-name="ce12" table:formula="of:=IF([.B34];[.B35];OR(AND([.B16] &gt; [.E24]; [.B16] &lt; [.E27]); AND([.B17] &gt;[.F24]; [.B17] &lt; [.F25])))" office:value-type="boolean" office:boolean-value="true" calcext:value-type="boolean">
            <text:p>TRUE</text:p>
          </table:table-cell>
          <table:table-cell table:style-name="ce5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>
            <text:p>88dp</text:p>
          </table:table-cell>
          <table:table-cell table:style-name="ce6" office:value-type="float" office:value="88" calcext:value-type="float">
            <text:p>88</text:p>
          </table:table-cell>
          <table:table-cell table:style-name="ce3"/>
          <table:table-cell table:number-columns-repeated="4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Text padding</text:p>
          </table:table-cell>
          <table:table-cell table:style-name="ce6" office:value-type="float" office:value="20" calcext:value-type="float">
            <text:p>20</text:p>
          </table:table-cell>
          <table:table-cell table:style-name="ce3"/>
          <table:table-cell table:number-columns-repeated="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3" table:number-columns-repeated="3"/>
          <table:table-cell table:number-columns-repeated="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>
            <text:p>Override Inset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Set this to TRUE to override the inset calculation in D30</text:p>
          </table:table-cell>
          <table:table-cell table:number-columns-repeated="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>
            <text:p>Override val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When the above value is set to true this will be use to determine if the off centre calculation should be used</text:p>
          </table:table-cell>
          <table:table-cell table:number-columns-repeated="4"/>
          <table:table-cell table:style-name="Default" table:number-columns-repeated="3"/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4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Base Position</text:p>
          </table:table-cell>
          <table:table-cell table:style-name="ce10" table:formula="of:=IF([.E30];[.E78];[.B50])" office:value-type="float" office:value="982" calcext:value-type="float">
            <text:p>982</text:p>
          </table:table-cell>
          <table:table-cell table:style-name="ce11" table:formula="of:=IF([.E30];[.F78];[.C50])" office:value-type="float" office:value="772.5" calcext:value-type="float">
            <text:p>772.5</text:p>
          </table:table-cell>
          <table:table-cell table:number-columns-repeated="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>
            <text:p>Base radius</text:p>
          </table:table-cell>
          <table:table-cell table:style-name="ce11" table:formula="of:=IF([.E30];[.E80];[.B52])" office:value-type="float" office:value="349.021847453709" calcext:value-type="float">
            <text:p>349.0218474537</text:p>
          </table:table-cell>
          <table:table-cell table:number-columns-repeated="5"/>
          <table:table-cell table:style-name="Default" table:number-columns-repeated="3"/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" office:value-type="string" calcext:value-type="string">
            <text:p>Centre positioned prompt</text:p>
          </table:table-cell>
          <table:table-cell table:number-columns-repeated="6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>
            <text:p>Length</text:p>
          </table:table-cell>
          <table:table-cell table:style-name="ce8" table:formula="of:=MAX(ABS([.B24]- [.B16]); ABS([.B22]- [.B16])) + [.B32]" office:value-type="float" office:value="442" calcext:value-type="float">
            <text:p>442</text:p>
          </table:table-cell>
          <table:table-cell table:number-columns-repeated="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>
            <text:p>Height</text:p>
          </table:table-cell>
          <table:table-cell table:style-name="ce8" table:formula="of:=(([.B13]-[.B11])/2) + [.B19] + ([.B25]-[.B23])" office:value-type="float" office:value="461.5" calcext:value-type="float">
            <text:p>461.5</text:p>
          </table:table-cell>
          <table:table-cell table:number-columns-repeated="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number-columns-repeated="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>
            <text:p>Position</text:p>
          </table:table-cell>
          <table:table-cell table:style-name="ce10" table:formula="of:=[.B16]" office:value-type="float" office:value="1182" calcext:value-type="float">
            <text:p>1182</text:p>
          </table:table-cell>
          <table:table-cell table:style-name="ce10" table:formula="of:=[.B17]" office:value-type="float" office:value="982.5" calcext:value-type="float">
            <text:p>982.5</text:p>
          </table:table-cell>
          <table:table-cell table:number-columns-repeated="4"/>
          <table:table-cell table:style-name="Default" table:number-columns-repeated="3"/>
          <table:table-cell/>
          <table:table-cell table:style-name="ce24" office:value-type="string" calcext:value-type="string" table:number-columns-spanned="8" table:number-rows-spanned="17">
            <text:p>Copyright (C) 2018 Samuel Wall</text:p>
            <text:p/>
            <text:p>    Licensed under the Apache License, Version 2.0 (the "License");</text:p>
            <text:p>    you may not use this file except in compliance with the License.</text:p>
            <text:p>    You may obtain a copy of the License at</text:p>
            <text:p/>
            <text:p>    http://www.apache.org/licenses/LICENSE-2.0</text:p>
            <text:p/>
            <text:p>    Unless required by applicable law or agreed to in writing, software</text:p>
            <text:p>    distributed under the License is distributed on an "AS IS" BASIS,</text:p>
            <text:p>    WITHOUT WARRANTIES OR CONDITIONS OF ANY KIND, either express or implied.</text:p>
            <text:p>    See the License for the specific language governing permissions and</text:p>
            <text:p>    limitations under the License.</text:p>
          </table:table-cell>
          <table:covered-table-cell table:number-columns-repeated="7"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3"/>
          <table:table-cell/>
          <table:covered-table-cell table:number-columns-repeated="8"/>
        </table:table-row>
        <table:table-row table:style-name="ro1">
          <table:table-cell table:style-name="ce2" office:value-type="string" calcext:value-type="string">
            <text:p>Radius</text:p>
          </table:table-cell>
          <table:table-cell table:style-name="ce10" table:formula="of:=SQRT(POWER([.B46]; 2) + POWER([.B47]; 2))" office:value-type="float" office:value="639.019757128056" calcext:value-type="float">
            <text:p>639.0197571281</text:p>
          </table:table-cell>
          <table:table-cell table:number-columns-repeated="5"/>
          <table:table-cell table:style-name="Default" table:number-columns-repeated="3"/>
          <table:table-cell/>
          <table:covered-table-cell table:number-columns-repeated="8"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3"/>
          <table:table-cell/>
          <table:covered-table-cell table:number-columns-repeated="8"/>
        </table:table-row>
        <table:table-row table:style-name="ro1">
          <table:table-cell table:style-name="ce4" office:value-type="string" calcext:value-type="string">
            <text:p>Off centre positioned prompt</text:p>
          </table:table-cell>
          <table:table-cell table:number-columns-repeated="6"/>
          <table:table-cell office:value-type="string" calcext:value-type="string">
            <text:p>Circle point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/>
          <table:covered-table-cell table:number-columns-repeated="8"/>
        </table:table-row>
        <table:table-row table:style-name="ro1">
          <table:table-cell table:style-name="Default"/>
          <table:table-cell table:number-columns-repeated="6"/>
          <table:table-cell office:value-type="float" office:value="0" calcext:value-type="float">
            <text:p>0</text:p>
          </table:table-cell>
          <table:table-cell table:formula="of:=[.$B$39]+[.$B$41]*COS([.H55]* 0.0174532925)" office:value-type="float" office:value="1331.02184745371" calcext:value-type="float">
            <text:p>1331.0218474537</text:p>
          </table:table-cell>
          <table:table-cell table:formula="of:=[.$C$39]+[.$B$41]*SIN([.H55]* 0.0174532925)" office:value-type="float" office:value="772.5" calcext:value-type="float">
            <text:p>772.5</text:p>
          </table:table-cell>
          <table:table-cell/>
          <table:covered-table-cell table:number-columns-repeated="8"/>
        </table:table-row>
        <table:table-row table:style-name="ro1">
          <table:table-cell office:value-type="string" calcext:value-type="string">
            <text:p>Text above target</text:p>
          </table:table-cell>
          <table:table-cell table:style-name="ce12" table:formula="of:=[.B23]&lt;[.B11]" office:value-type="boolean" office:boolean-value="true" calcext:value-type="boolean">
            <text:p>TRUE</text:p>
          </table:table-cell>
          <table:table-cell table:style-name="ce5"/>
          <table:table-cell table:number-columns-repeated="4"/>
          <table:table-cell office:value-type="float" office:value="10" calcext:value-type="float">
            <text:p>10</text:p>
          </table:table-cell>
          <table:table-cell table:formula="of:=[.$B$39]+[.$B$41]*COS([.H56]* 0.0174532925)" office:value-type="float" office:value="1325.71942135514" calcext:value-type="float">
            <text:p>1325.7194213552</text:p>
          </table:table-cell>
          <table:table-cell table:formula="of:=[.$C$39]+[.$B$41]*SIN([.H56]* 0.0174532925)" office:value-type="float" office:value="833.107007707733" calcext:value-type="float">
            <text:p>833.1070077077</text:p>
          </table:table-cell>
          <table:table-cell/>
          <table:covered-table-cell table:number-columns-repeated="8"/>
        </table:table-row>
        <table:table-row table:style-name="ro1">
          <table:table-cell table:style-name="ce5" table:number-columns-repeated="3"/>
          <table:table-cell table:number-columns-repeated="4"/>
          <table:table-cell office:value-type="float" office:value="20" calcext:value-type="float">
            <text:p>20</text:p>
          </table:table-cell>
          <table:table-cell table:formula="of:=[.$B$39]+[.$B$41]*COS([.H57]* 0.0174532925)" office:value-type="float" office:value="1309.97325459293" calcext:value-type="float">
            <text:p>1309.9732545929</text:p>
          </table:table-cell>
          <table:table-cell table:formula="of:=[.$C$39]+[.$B$41]*SIN([.H57]* 0.0174532925)" office:value-type="float" office:value="891.87250215909" calcext:value-type="float">
            <text:p>891.8725021591</text:p>
          </table:table-cell>
          <table:table-cell/>
          <table:covered-table-cell table:number-columns-repeated="8"/>
        </table:table-row>
        <table:table-row table:style-name="ro1">
          <table:table-cell office:value-type="string" calcext:value-type="string">
            <text:p>Stage 1 Calculations</text:p>
          </table:table-cell>
          <table:table-cell table:style-name="ce1" office:value-type="string" calcext:value-type="string">
            <text:p>Value</text:p>
          </table:table-cell>
          <table:table-cell table:style-name="ce3"/>
          <table:table-cell table:style-name="ce2" office:value-type="string" calcext:value-type="string">
            <text:p>Stage 1 Calculations</text:p>
          </table:table-cell>
          <table:table-cell table:style-name="ce2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B$39]+[.$B$41]*COS([.H58]* 0.0174532925)" office:value-type="float" office:value="1284.2617864751" calcext:value-type="float">
            <text:p>1284.2617864751</text:p>
          </table:table-cell>
          <table:table-cell table:formula="of:=[.$C$39]+[.$B$41]*SIN([.H58]* 0.0174532925)" office:value-type="float" office:value="947.010923546011" calcext:value-type="float">
            <text:p>947.010923546</text:p>
          </table:table-cell>
          <table:table-cell/>
          <table:covered-table-cell table:number-columns-repeated="8"/>
        </table:table-row>
        <table:table-row table:style-name="ro1">
          <table:table-cell office:value-type="string" calcext:value-type="string">
            <text:p>x1</text:p>
          </table:table-cell>
          <table:table-cell table:style-name="ce8" table:formula="of:=[.B16]" office:value-type="float" office:value="1182" calcext:value-type="float">
            <text:p>1182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17" table:formula="of:=[.B59]" office:value-type="float" office:value="1182" calcext:value-type="float">
            <text:p>1182</text:p>
          </table:table-cell>
          <table:table-cell table:style-name="ce17" table:formula="of:=[.B60]" office:value-type="float" office:value="1024" calcext:value-type="float">
            <text:p>102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$B$39]+[.$B$41]*COS([.H59]* 0.0174532925)" office:value-type="float" office:value="1249.366246948" calcext:value-type="float">
            <text:p>1249.366246948</text:p>
          </table:table-cell>
          <table:table-cell table:formula="of:=[.$C$39]+[.$B$41]*SIN([.H59]* 0.0174532925)" office:value-type="float" office:value="996.846918839863" calcext:value-type="float">
            <text:p>996.8469188399</text:p>
          </table:table-cell>
          <table:table-cell/>
          <table:covered-table-cell table:number-columns-repeated="8"/>
        </table:table-row>
        <table:table-row table:style-name="ro1">
          <table:table-cell office:value-type="string" calcext:value-type="string">
            <text:p>y1</text:p>
          </table:table-cell>
          <table:table-cell table:style-name="ce8" table:formula="of:=IF([.B56];[.B13]+[.B32];[.B11]-[.B19]+[.B32])" office:value-type="float" office:value="1024" calcext:value-type="float">
            <text:p>1024</text:p>
          </table:table-cell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17" table:formula="of:=[.B61]" office:value-type="float" office:value="740" calcext:value-type="float">
            <text:p>740</text:p>
          </table:table-cell>
          <table:table-cell table:style-name="ce17" table:formula="of:=[.B62]" office:value-type="float" office:value="521" calcext:value-type="float">
            <text:p>52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$B$39]+[.$B$41]*COS([.H60]* 0.0174532925)" office:value-type="float" office:value="1206.34691931976" calcext:value-type="float">
            <text:p>1206.3469193198</text:p>
          </table:table-cell>
          <table:table-cell table:formula="of:=[.$C$39]+[.$B$41]*SIN([.H60]* 0.0174532925)" office:value-type="float" office:value="1039.86624654532" calcext:value-type="float">
            <text:p>1039.8662465453</text:p>
          </table:table-cell>
          <table:table-cell/>
          <table:covered-table-cell table:number-columns-repeated="8"/>
        </table:table-row>
        <table:table-row table:style-name="ro1">
          <table:table-cell office:value-type="string" calcext:value-type="string">
            <text:p>x2</text:p>
          </table:table-cell>
          <table:table-cell table:style-name="ce8" table:formula="of:=[.B22]-[.B32]" office:value-type="float" office:value="740" calcext:value-type="float">
            <text:p>740</text:p>
          </table:table-cell>
          <table:table-cell table:style-name="ce3"/>
          <table:table-cell table:style-name="ce2" office:value-type="float" office:value="3" calcext:value-type="float">
            <text:p>3</text:p>
          </table:table-cell>
          <table:table-cell table:style-name="ce17" table:formula="of:=[.B63]" office:value-type="float" office:value="1080" calcext:value-type="float">
            <text:p>1080</text:p>
          </table:table-cell>
          <table:table-cell table:style-name="ce17" table:formula="of:=[.B64]" office:value-type="float" office:value="521" calcext:value-type="float">
            <text:p>52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$B$39]+[.$B$41]*COS([.H61]* 0.0174532925)" office:value-type="float" office:value="1156.51092408854" calcext:value-type="float">
            <text:p>1156.5109240885</text:p>
          </table:table-cell>
          <table:table-cell table:formula="of:=[.$C$39]+[.$B$41]*SIN([.H61]* 0.0174532925)" office:value-type="float" office:value="1074.76178616187" calcext:value-type="float">
            <text:p>1074.7617861619</text:p>
          </table:table-cell>
          <table:table-cell/>
          <table:covered-table-cell table:number-columns-repeated="8"/>
        </table:table-row>
        <table:table-row table:style-name="ro1">
          <table:table-cell office:value-type="string" calcext:value-type="string">
            <text:p>y2</text:p>
          </table:table-cell>
          <table:table-cell table:style-name="ce13" table:formula="of:=IF([.B56];[.B23];[.B25])" office:value-type="float" office:value="521" calcext:value-type="float">
            <text:p>521</text:p>
          </table:table-cell>
          <table:table-cell table:style-name="ce3"/>
          <table:table-cell table:number-columns-repeated="2"/>
          <table:table-cell table:style-name="ce5"/>
          <table:table-cell/>
          <table:table-cell office:value-type="float" office:value="70" calcext:value-type="float">
            <text:p>70</text:p>
          </table:table-cell>
          <table:table-cell table:formula="of:=[.$B$39]+[.$B$41]*COS([.H62]* 0.0174532925)" office:value-type="float" office:value="1101.37250274777" calcext:value-type="float">
            <text:p>1101.3725027478</text:p>
          </table:table-cell>
          <table:table-cell table:formula="of:=[.$C$39]+[.$B$41]*SIN([.H62]* 0.0174532925)" office:value-type="float" office:value="1100.47325437867" calcext:value-type="float">
            <text:p>1100.4732543787</text:p>
          </table:table-cell>
          <table:table-cell/>
          <table:covered-table-cell table:number-columns-repeated="8"/>
        </table:table-row>
        <table:table-row table:style-name="ro1">
          <table:table-cell office:value-type="string" calcext:value-type="string">
            <text:p>x3</text:p>
          </table:table-cell>
          <table:table-cell table:style-name="ce8" table:formula="of:=[.B24]+[.B32]" office:value-type="float" office:value="1080" calcext:value-type="float">
            <text:p>1080</text:p>
          </table:table-cell>
          <table:table-cell table:style-name="ce15"/>
          <table:table-cell table:style-name="ce2" office:value-type="string" calcext:value-type="string">
            <text:p>Text left in focal bounds</text:p>
          </table:table-cell>
          <table:table-cell table:style-name="ce12" table:formula="of:=AND([.B61] &gt; [.B27]; [.B61] &lt; [.B28])" office:value-type="boolean" office:boolean-value="false" calcext:value-type="boolean">
            <text:p>FALSE</text:p>
          </table:table-cell>
          <table:table-cell table:style-name="ce5"/>
          <table:table-cell/>
          <table:table-cell office:value-type="float" office:value="80" calcext:value-type="float">
            <text:p>80</text:p>
          </table:table-cell>
          <table:table-cell table:formula="of:=[.$B$39]+[.$B$41]*COS([.H63]* 0.0174532925)" office:value-type="float" office:value="1042.60700832467" calcext:value-type="float">
            <text:p>1042.6070083247</text:p>
          </table:table-cell>
          <table:table-cell table:formula="of:=[.$C$39]+[.$B$41]*SIN([.H63]* 0.0174532925)" office:value-type="float" office:value="1116.21942124636" calcext:value-type="float">
            <text:p>1116.2194212464</text:p>
          </table:table-cell>
          <table:table-cell/>
          <table:covered-table-cell table:number-columns-repeated="8"/>
        </table:table-row>
        <table:table-row table:style-name="ro1">
          <table:table-cell office:value-type="string" calcext:value-type="string">
            <text:p>y3</text:p>
          </table:table-cell>
          <table:table-cell table:style-name="ce8" table:formula="of:=[.B62]" office:value-type="float" office:value="521" calcext:value-type="float">
            <text:p>521</text:p>
          </table:table-cell>
          <table:table-cell table:style-name="ce15"/>
          <table:table-cell table:style-name="ce2" office:value-type="string" calcext:value-type="string">
            <text:p>Text right in focal bounds</text:p>
          </table:table-cell>
          <table:table-cell table:style-name="ce12" table:formula="of:=AND([.B69] &gt; [.B27]; [.B69] &lt; [.B28])" office:value-type="boolean" office:boolean-value="false" calcext:value-type="boolean">
            <text:p>FALSE</text:p>
          </table:table-cell>
          <table:table-cell table:style-name="ce5"/>
          <table:table-cell/>
          <table:table-cell office:value-type="float" office:value="90" calcext:value-type="float">
            <text:p>90</text:p>
          </table:table-cell>
          <table:table-cell table:formula="of:=[.$B$39]+[.$B$41]*COS([.H64]* 0.0174532925)" office:value-type="float" office:value="982.000000626458" calcext:value-type="float">
            <text:p>982.0000006265</text:p>
          </table:table-cell>
          <table:table-cell table:formula="of:=[.$C$39]+[.$B$41]*SIN([.H64]* 0.0174532925)" office:value-type="float" office:value="1121.52184745371" calcext:value-type="float">
            <text:p>1121.5218474537</text:p>
          </table:table-cell>
          <table:table-cell/>
          <table:covered-table-cell table:number-columns-repeated="8"/>
        </table:table-row>
        <table:table-row table:style-name="ro1">
          <table:table-cell table:style-name="ce3" table:number-columns-repeated="2"/>
          <table:table-cell table:style-name="ce15"/>
          <table:table-cell table:style-name="ce3" office:value-type="string" calcext:value-type="string">
            <text:p>Text right left of focal right</text:p>
          </table:table-cell>
          <table:table-cell table:style-name="ce18" table:formula="of:=[.B12]&gt;[.B63]" office:value-type="boolean" office:boolean-value="true" calcext:value-type="boolean">
            <text:p>TRUE</text:p>
          </table:table-cell>
          <table:table-cell table:style-name="ce5"/>
          <table:table-cell/>
          <table:table-cell office:value-type="float" office:value="100" calcext:value-type="float">
            <text:p>100</text:p>
          </table:table-cell>
          <table:table-cell table:formula="of:=[.$B$39]+[.$B$41]*COS([.H65]* 0.0174532925)" office:value-type="float" office:value="921.392992909208" calcext:value-type="float">
            <text:p>921.3929929092</text:p>
          </table:table-cell>
          <table:table-cell table:formula="of:=[.$C$39]+[.$B$41]*SIN([.H65]* 0.0174532925)" office:value-type="float" office:value="1116.21942146393" calcext:value-type="float">
            <text:p>1116.2194214639</text:p>
          </table:table-cell>
          <table:table-cell/>
          <table:covered-table-cell table:number-columns-repeated="8"/>
        </table:table-row>
        <table:table-row table:style-name="ro1">
          <table:table-cell table:style-name="Default"/>
          <table:table-cell/>
          <table:table-cell table:style-name="ce15"/>
          <table:table-cell table:style-name="ce3"/>
          <table:table-cell table:style-name="ce5" table:number-columns-repeated="2"/>
          <table:table-cell/>
          <table:table-cell office:value-type="float" office:value="110" calcext:value-type="float">
            <text:p>110</text:p>
          </table:table-cell>
          <table:table-cell table:formula="of:=[.$B$39]+[.$B$41]*COS([.H66]* 0.0174532925)" office:value-type="float" office:value="862.627498429588" calcext:value-type="float">
            <text:p>862.6274984296</text:p>
          </table:table-cell>
          <table:table-cell table:formula="of:=[.$C$39]+[.$B$41]*SIN([.H66]* 0.0174532925)" office:value-type="float" office:value="1100.47325480719" calcext:value-type="float">
            <text:p>1100.4732548072</text:p>
          </table:table-cell>
          <table:table-cell/>
          <table:covered-table-cell table:number-columns-repeated="8"/>
        </table:table-row>
        <table:table-row table:style-name="ro1">
          <table:table-cell office:value-type="string" calcext:value-type="string">
            <text:p>Stage 2 Calculations</text:p>
          </table:table-cell>
          <table:table-cell table:style-name="ce1" office:value-type="string" calcext:value-type="string">
            <text:p>Value</text:p>
          </table:table-cell>
          <table:table-cell table:style-name="ce5"/>
          <table:table-cell table:style-name="ce16" office:value-type="string" calcext:value-type="string">
            <text:p>Stage 2 Calculations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$B$39]+[.$B$41]*COS([.H67]* 0.0174532925)" office:value-type="float" office:value="807.489076996517" calcext:value-type="float">
            <text:p>807.4890769965</text:p>
          </table:table-cell>
          <table:table-cell table:formula="of:=[.$C$39]+[.$B$41]*SIN([.H67]* 0.0174532925)" office:value-type="float" office:value="1074.76178678833" calcext:value-type="float">
            <text:p>1074.76178678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1</text:p>
          </table:table-cell>
          <table:table-cell table:style-name="ce8" table:formula="of:=IF([.E65];[.B12]+[.B19]; [.B63])" office:value-type="float" office:value="1224" calcext:value-type="float">
            <text:p>1224</text:p>
          </table:table-cell>
          <table:table-cell table:style-name="ce3"/>
          <table:table-cell table:style-name="ce16" office:value-type="float" office:value="1" calcext:value-type="float">
            <text:p>1</text:p>
          </table:table-cell>
          <table:table-cell table:style-name="ce17" table:formula="of:=[.B68]" office:value-type="float" office:value="1224" calcext:value-type="float">
            <text:p>1224</text:p>
          </table:table-cell>
          <table:table-cell table:style-name="ce17" table:formula="of:=[.B60]" office:value-type="float" office:value="1024" calcext:value-type="float">
            <text:p>1024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$B$39]+[.$B$41]*COS([.H68]* 0.0174532925)" office:value-type="float" office:value="757.653081640032" calcext:value-type="float">
            <text:p>757.65308164</text:p>
          </table:table-cell>
          <table:table-cell table:formula="of:=[.$C$39]+[.$B$41]*SIN([.H68]* 0.0174532925)" office:value-type="float" office:value="1039.86624735068" calcext:value-type="float">
            <text:p>1039.86624735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3</text:p>
          </table:table-cell>
          <table:table-cell table:style-name="ce8" table:formula="of:=IF([.E65];[.B68];[.B63])" office:value-type="float" office:value="1224" calcext:value-type="float">
            <text:p>1224</text:p>
          </table:table-cell>
          <table:table-cell table:style-name="ce3"/>
          <table:table-cell table:style-name="ce16" office:value-type="float" office:value="2" calcext:value-type="float">
            <text:p>2</text:p>
          </table:table-cell>
          <table:table-cell table:style-name="ce17" table:formula="of:=[.B61]" office:value-type="float" office:value="740" calcext:value-type="float">
            <text:p>740</text:p>
          </table:table-cell>
          <table:table-cell table:style-name="ce17" table:formula="of:=[.B62]" office:value-type="float" office:value="521" calcext:value-type="float">
            <text:p>521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$B$39]+[.$B$41]*COS([.H69]* 0.0174532925)" office:value-type="float" office:value="714.633753857357" calcext:value-type="float">
            <text:p>714.6337538574</text:p>
          </table:table-cell>
          <table:table-cell table:formula="of:=[.$C$39]+[.$B$41]*SIN([.H69]* 0.0174532925)" office:value-type="float" office:value="996.846919799652" calcext:value-type="float">
            <text:p>996.8469197997</text:p>
          </table:table-cell>
          <table:table-cell table:number-columns-repeated="9"/>
        </table:table-row>
        <table:table-row table:style-name="ro1">
          <table:table-cell table:style-name="ce3" table:number-columns-repeated="3"/>
          <table:table-cell table:style-name="ce16" office:value-type="float" office:value="3" calcext:value-type="float">
            <text:p>3</text:p>
          </table:table-cell>
          <table:table-cell table:style-name="ce17" table:formula="of:=[.B69]" office:value-type="float" office:value="1224" calcext:value-type="float">
            <text:p>1224</text:p>
          </table:table-cell>
          <table:table-cell table:style-name="ce17" table:formula="of:=[.B64]" office:value-type="float" office:value="521" calcext:value-type="float">
            <text:p>521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$B$39]+[.$B$41]*COS([.H70]* 0.0174532925)" office:value-type="float" office:value="679.738214151359" calcext:value-type="float">
            <text:p>679.7382141514</text:p>
          </table:table-cell>
          <table:table-cell table:formula="of:=[.$C$39]+[.$B$41]*SIN([.H70]* 0.0174532925)" office:value-type="float" office:value="947.010924631068" calcext:value-type="float">
            <text:p>947.0109246311</text:p>
          </table:table-cell>
          <table:table-cell table:number-columns-repeated="9"/>
        </table:table-row>
        <table:table-row table:style-name="ro1">
          <table:table-cell table:style-name="Default"/>
          <table:table-cell/>
          <table:table-cell table:style-name="ce3"/>
          <table:table-cell table:number-columns-repeated="4"/>
          <table:table-cell office:value-type="float" office:value="160" calcext:value-type="float">
            <text:p>160</text:p>
          </table:table-cell>
          <table:table-cell table:formula="of:=[.$B$39]+[.$B$41]*COS([.H71]* 0.0174532925)" office:value-type="float" office:value="654.026745835594" calcext:value-type="float">
            <text:p>654.0267458356</text:p>
          </table:table-cell>
          <table:table-cell table:formula="of:=[.$C$39]+[.$B$41]*SIN([.H71]* 0.0174532925)" office:value-type="float" office:value="891.872503336446" calcext:value-type="float">
            <text:p>891.87250333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ge 3 Calculations</text:p>
          </table:table-cell>
          <table:table-cell table:style-name="ce1" office:value-type="string" calcext:value-type="string">
            <text:p>Value</text:p>
          </table:table-cell>
          <table:table-cell table:style-name="ce3"/>
          <table:table-cell table:style-name="ce1" office:value-type="string" calcext:value-type="string">
            <text:p>Stage 3 Calculations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$B$39]+[.$B$41]*COS([.H72]* 0.0174532925)" office:value-type="float" office:value="638.280578862423" calcext:value-type="float">
            <text:p>638.2805788624</text:p>
          </table:table-cell>
          <table:table-cell table:formula="of:=[.$C$39]+[.$B$41]*SIN([.H72]* 0.0174532925)" office:value-type="float" office:value="833.107008941614" calcext:value-type="float">
            <text:p>833.1070089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1</text:p>
          </table:table-cell>
          <table:table-cell table:style-name="ce8" table:formula="of:=IF([.E63]; IF([.B56]; [.B27];[.B68]); IF([.B56]; [.B28];[.B68]))" office:value-type="float" office:value="1224" calcext:value-type="float">
            <text:p>1224</text:p>
          </table:table-cell>
          <table:table-cell table:style-name="ce3"/>
          <table:table-cell table:style-name="ce1" office:value-type="float" office:value="1" calcext:value-type="float">
            <text:p>1</text:p>
          </table:table-cell>
          <table:table-cell table:style-name="ce17" table:formula="of:=[.B73]" office:value-type="float" office:value="1224" calcext:value-type="float">
            <text:p>1224</text:p>
          </table:table-cell>
          <table:table-cell table:style-name="ce17" table:formula="of:=[.B60]" office:value-type="float" office:value="1024" calcext:value-type="float">
            <text:p>1024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$B$39]+[.$B$41]*COS([.H73]* 0.0174532925)" office:value-type="float" office:value="632.978152546291" calcext:value-type="float">
            <text:p>632.9781525463</text:p>
          </table:table-cell>
          <table:table-cell table:formula="of:=[.$C$39]+[.$B$41]*SIN([.H73]* 0.0174532925)" office:value-type="float" office:value="772.500001252916" calcext:value-type="float">
            <text:p>772.50000125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2</text:p>
          </table:table-cell>
          <table:table-cell table:style-name="ce8" table:formula="of:=IF([.E63]; IF([.B56];[.B61];[.B61]-([.B29]/2)-[.B19]);[.B61])" office:value-type="float" office:value="740" calcext:value-type="float">
            <text:p>74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7" table:formula="of:=[.B74]" office:value-type="float" office:value="740" calcext:value-type="float">
            <text:p>740</text:p>
          </table:table-cell>
          <table:table-cell table:style-name="ce17" table:formula="of:=[.B62]" office:value-type="float" office:value="521" calcext:value-type="float">
            <text:p>521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$B$39]+[.$B$41]*COS([.H74]* 0.0174532925)" office:value-type="float" office:value="638.28057842729" calcext:value-type="float">
            <text:p>638.2805784273</text:p>
          </table:table-cell>
          <table:table-cell table:formula="of:=[.$C$39]+[.$B$41]*SIN([.H74]* 0.0174532925)" office:value-type="float" office:value="711.892993526149" calcext:value-type="float">
            <text:p>711.89299352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3</text:p>
          </table:table-cell>
          <table:table-cell table:style-name="ce8" table:formula="of:=IF([.E63];[.B69];IF([.E64];IF([.B56];[.B69];[.B69]+([.B29]/2)+[.B19]);[.B69]))" office:value-type="float" office:value="1224" calcext:value-type="float">
            <text:p>1224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7" table:formula="of:=[.B75]" office:value-type="float" office:value="1224" calcext:value-type="float">
            <text:p>1224</text:p>
          </table:table-cell>
          <table:table-cell table:style-name="ce17" table:formula="of:=[.B64]" office:value-type="float" office:value="521" calcext:value-type="float">
            <text:p>521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$B$39]+[.$B$41]*COS([.H75]* 0.0174532925)" office:value-type="float" office:value="654.026744978549" calcext:value-type="float">
            <text:p>654.0267449785</text:p>
          </table:table-cell>
          <table:table-cell table:formula="of:=[.$C$39]+[.$B$41]*SIN([.H75]* 0.0174532925)" office:value-type="float" office:value="653.127499018266" calcext:value-type="float">
            <text:p>653.1274990183</text:p>
          </table:table-cell>
          <table:table-cell table:number-columns-repeated="9"/>
        </table:table-row>
        <table:table-row table:style-name="ro1">
          <table:table-cell table:style-name="ce3" table:number-columns-repeated="2"/>
          <table:table-cell table:number-columns-repeated="5"/>
          <table:table-cell office:value-type="float" office:value="210" calcext:value-type="float">
            <text:p>210</text:p>
          </table:table-cell>
          <table:table-cell table:formula="of:=[.$B$39]+[.$B$41]*COS([.H76]* 0.0174532925)" office:value-type="float" office:value="679.738212898443" calcext:value-type="float">
            <text:p>679.7382128984</text:p>
          </table:table-cell>
          <table:table-cell table:formula="of:=[.$C$39]+[.$B$41]*SIN([.H76]* 0.0174532925)" office:value-type="float" office:value="597.989077539046" calcext:value-type="float">
            <text:p>597.989077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ffset</text:p>
          </table:table-cell>
          <table:table-cell table:style-name="ce8" table:formula="of:=POWER([.B74];2)+POWER([.B62];2)" office:value-type="float" office:value="819041" calcext:value-type="float">
            <text:p>819041</text:p>
          </table:table-cell>
          <table:table-cell/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$B$39]+[.$B$41]*COS([.H77]* 0.0174532925)" office:value-type="float" office:value="714.633752246639" calcext:value-type="float">
            <text:p>714.6337522466</text:p>
          </table:table-cell>
          <table:table-cell table:formula="of:=[.$C$39]+[.$B$41]*SIN([.H77]* 0.0174532925)" office:value-type="float" office:value="548.153082119926" calcext:value-type="float">
            <text:p>548.15308211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c</text:p>
          </table:table-cell>
          <table:table-cell table:style-name="ce8" table:formula="of:=(POWER([.B73]; 2) + POWER([.B60]; 2) - [.B77]) / 2" office:value-type="float" office:value="863855.5" calcext:value-type="float">
            <text:p>863855.5</text:p>
          </table:table-cell>
          <table:table-cell/>
          <table:table-cell table:style-name="ce2" office:value-type="string" calcext:value-type="string">
            <text:p>Position</text:p>
          </table:table-cell>
          <table:table-cell table:style-name="ce10" table:formula="of:=(([.B78] * ([.B62] - [.B64]) - [.B79] * ([.B60] - [.B62])) * [.B81])" office:value-type="float" office:value="982" calcext:value-type="float">
            <text:p>982</text:p>
          </table:table-cell>
          <table:table-cell table:style-name="ce10" table:formula="of:=(([.B79] * ([.B73] - [.B74]) - [.B78] * ([.B74] - [.B75])) * [.B81])" office:value-type="float" office:value="772.5" calcext:value-type="float">
            <text:p>772.5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$B$39]+[.$B$41]*COS([.H78]* 0.0174532925)" office:value-type="float" office:value="757.653079720453" calcext:value-type="float">
            <text:p>757.6530797205</text:p>
          </table:table-cell>
          <table:table-cell table:formula="of:=[.$C$39]+[.$B$41]*SIN([.H78]* 0.0174532925)" office:value-type="float" office:value="505.133754260037" calcext:value-type="float">
            <text:p>505.13375426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d</text:p>
          </table:table-cell>
          <table:table-cell table:style-name="ce8" table:formula="of:=([.B77] - POWER([.B75]; 2) - POWER([.B64]; 2)) / 2" office:value-type="float" office:value="-475288" calcext:value-type="float">
            <text:p>-475288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table:formula="of:=[.$B$39]+[.$B$41]*COS([.H79]* 0.0174532925)" office:value-type="float" office:value="807.489074826403" calcext:value-type="float">
            <text:p>807.4890748264</text:p>
          </table:table-cell>
          <table:table-cell table:formula="of:=[.$C$39]+[.$B$41]*SIN([.H79]* 0.0174532925)" office:value-type="float" office:value="470.238214464588" calcext:value-type="float">
            <text:p>470.2382144646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det</text:p>
          </table:table-cell>
          <table:table-cell table:style-name="ce8" table:formula="of:=([.B73] - [.B74]) * ([.B62] - [.B64]) - ([.B74] - [.B75]) * ([.B60] - [.B62])" office:value-type="float" office:value="243452" calcext:value-type="float">
            <text:p>243452</text:p>
          </table:table-cell>
          <table:table-cell/>
          <table:table-cell table:style-name="ce2" office:value-type="string" calcext:value-type="string">
            <text:p>Radius</text:p>
          </table:table-cell>
          <table:table-cell table:style-name="ce10" table:formula="of:=SQRT(POWER([.B74] - [.B39]; 2) + POWER([.B62] - [.C39]; 2))" office:value-type="float" office:value="349.021847453709" calcext:value-type="float">
            <text:p>349.0218474537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[.$B$39]+[.$B$41]*COS([.H80]* 0.0174532925)" office:value-type="float" office:value="862.627496074876" calcext:value-type="float">
            <text:p>862.6274960749</text:p>
          </table:table-cell>
          <table:table-cell table:formula="of:=[.$C$39]+[.$B$41]*SIN([.H80]* 0.0174532925)" office:value-type="float" office:value="444.526746049855" calcext:value-type="float">
            <text:p>444.5267460499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idet</text:p>
          </table:table-cell>
          <table:table-cell table:style-name="ce8" table:formula="of:=1/[.B80]" office:value-type="float" office:value="0.00000410758588962095" calcext:value-type="float">
            <text:p>4.10758588962095E-06</text:p>
          </table:table-cell>
          <table:table-cell table:number-columns-repeated="5"/>
          <table:table-cell office:value-type="float" office:value="260" calcext:value-type="float">
            <text:p>260</text:p>
          </table:table-cell>
          <table:table-cell table:formula="of:=[.$B$39]+[.$B$41]*COS([.H81]* 0.0174532925)" office:value-type="float" office:value="921.392990441445" calcext:value-type="float">
            <text:p>921.3929904414</text:p>
          </table:table-cell>
          <table:table-cell table:formula="of:=[.$C$39]+[.$B$41]*SIN([.H81]* 0.0174532925)" office:value-type="float" office:value="428.780578971206" calcext:value-type="float">
            <text:p>428.7805789712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office:value-type="float" office:value="270" calcext:value-type="float">
            <text:p>270</text:p>
          </table:table-cell>
          <table:table-cell table:formula="of:=[.$B$39]+[.$B$41]*COS([.H82]* 0.0174532925)" office:value-type="float" office:value="981.999998120626" calcext:value-type="float">
            <text:p>981.9999981206</text:p>
          </table:table-cell>
          <table:table-cell table:formula="of:=[.$C$39]+[.$B$41]*SIN([.H82]* 0.0174532925)" office:value-type="float" office:value="423.478152546291" calcext:value-type="float">
            <text:p>423.4781525463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office:value-type="float" office:value="280" calcext:value-type="float">
            <text:p>280</text:p>
          </table:table-cell>
          <table:table-cell table:formula="of:=[.$B$39]+[.$B$41]*COS([.H83]* 0.0174532925)" office:value-type="float" office:value="1042.60700585691" calcext:value-type="float">
            <text:p>1042.6070058569</text:p>
          </table:table-cell>
          <table:table-cell table:formula="of:=[.$C$39]+[.$B$41]*SIN([.H83]* 0.0174532925)" office:value-type="float" office:value="428.780578318507" calcext:value-type="float">
            <text:p>428.7805783185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office:value-type="float" office:value="290" calcext:value-type="float">
            <text:p>290</text:p>
          </table:table-cell>
          <table:table-cell table:formula="of:=[.$B$39]+[.$B$41]*COS([.H84]* 0.0174532925)" office:value-type="float" office:value="1101.37250039306" calcext:value-type="float">
            <text:p>1101.3725003931</text:p>
          </table:table-cell>
          <table:table-cell table:formula="of:=[.$C$39]+[.$B$41]*SIN([.H84]* 0.0174532925)" office:value-type="float" office:value="444.526744764287" calcext:value-type="float">
            <text:p>444.5267447643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office:value-type="float" office:value="300" calcext:value-type="float">
            <text:p>300</text:p>
          </table:table-cell>
          <table:table-cell table:formula="of:=[.$B$39]+[.$B$41]*COS([.H85]* 0.0174532925)" office:value-type="float" office:value="1156.51092191843" calcext:value-type="float">
            <text:p>1156.5109219184</text:p>
          </table:table-cell>
          <table:table-cell table:formula="of:=[.$C$39]+[.$B$41]*SIN([.H85]* 0.0174532925)" office:value-type="float" office:value="470.238212585214" calcext:value-type="float">
            <text:p>470.2382125852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office:value-type="float" office:value="310" calcext:value-type="float">
            <text:p>310</text:p>
          </table:table-cell>
          <table:table-cell table:formula="of:=[.$B$39]+[.$B$41]*COS([.H86]* 0.0174532925)" office:value-type="float" office:value="1206.34691740018" calcext:value-type="float">
            <text:p>1206.3469174002</text:p>
          </table:table-cell>
          <table:table-cell table:formula="of:=[.$C$39]+[.$B$41]*SIN([.H86]* 0.0174532925)" office:value-type="float" office:value="505.13375184396" calcext:value-type="float">
            <text:p>505.133751844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office:value-type="float" office:value="320" calcext:value-type="float">
            <text:p>320</text:p>
          </table:table-cell>
          <table:table-cell table:formula="of:=[.$B$39]+[.$B$41]*COS([.H87]* 0.0174532925)" office:value-type="float" office:value="1249.36624533728" calcext:value-type="float">
            <text:p>1249.3662453373</text:p>
          </table:table-cell>
          <table:table-cell table:formula="of:=[.$C$39]+[.$B$41]*SIN([.H87]* 0.0174532925)" office:value-type="float" office:value="548.153079240558" calcext:value-type="float">
            <text:p>548.1530792406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office:value-type="float" office:value="330" calcext:value-type="float">
            <text:p>330</text:p>
          </table:table-cell>
          <table:table-cell table:formula="of:=[.$B$39]+[.$B$41]*COS([.H88]* 0.0174532925)" office:value-type="float" office:value="1284.26178522218" calcext:value-type="float">
            <text:p>1284.2617852222</text:p>
          </table:table-cell>
          <table:table-cell table:formula="of:=[.$C$39]+[.$B$41]*SIN([.H88]* 0.0174532925)" office:value-type="float" office:value="597.989074283874" calcext:value-type="float">
            <text:p>597.9890742839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office:value-type="float" office:value="340" calcext:value-type="float">
            <text:p>340</text:p>
          </table:table-cell>
          <table:table-cell table:formula="of:=[.$B$39]+[.$B$41]*COS([.H89]* 0.0174532925)" office:value-type="float" office:value="1309.97325373588" calcext:value-type="float">
            <text:p>1309.9732537359</text:p>
          </table:table-cell>
          <table:table-cell table:formula="of:=[.$C$39]+[.$B$41]*SIN([.H89]* 0.0174532925)" office:value-type="float" office:value="653.127495486198" calcext:value-type="float">
            <text:p>653.1274954862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office:value-type="float" office:value="350" calcext:value-type="float">
            <text:p>350</text:p>
          </table:table-cell>
          <table:table-cell table:formula="of:=[.$B$39]+[.$B$41]*COS([.H90]* 0.0174532925)" office:value-type="float" office:value="1325.71942092001" calcext:value-type="float">
            <text:p>1325.71942092</text:p>
          </table:table-cell>
          <table:table-cell table:formula="of:=[.$C$39]+[.$B$41]*SIN([.H90]* 0.0174532925)" office:value-type="float" office:value="711.892989824504" calcext:value-type="float">
            <text:p>711.8929898245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office:value-type="float" office:value="360" calcext:value-type="float">
            <text:p>360</text:p>
          </table:table-cell>
          <table:table-cell table:formula="of:=[.$B$39]+[.$B$41]*COS([.H91]* 0.0174532925)" office:value-type="float" office:value="1331.02184745371" calcext:value-type="float">
            <text:p>1331.0218474537</text:p>
          </table:table-cell>
          <table:table-cell table:formula="of:=[.$C$39]+[.$B$41]*SIN([.H91]* 0.0174532925)" office:value-type="float" office:value="772.499997494167" calcext:value-type="float">
            <text:p>772.4999974942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office:value-type="float" office:value="0" calcext:value-type="float">
            <text:p>0</text:p>
          </table:table-cell>
          <table:table-cell table:formula="of:=[.$B$39]+[.$B$41]*COS([.H92]* 0.0174532925)" office:value-type="float" office:value="1331.02184745371" calcext:value-type="float">
            <text:p>1331.0218474537</text:p>
          </table:table-cell>
          <table:table-cell table:formula="of:=[.$C$39]+[.$B$41]*SIN([.H92]* 0.0174532925)" office:value-type="float" office:value="772.5" calcext:value-type="float">
            <text:p>772.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9">00/00/0000</text:date>, <text:time style:data-style-name="N2" text:time-value="13:15:03.677535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9T13:38:33.127577559</meta:creation-date>
    <dc:date>2018-05-19T15:24:28.287183770</dc:date>
    <meta:editing-duration>PT4H7M51S</meta:editing-duration>
    <meta:editing-cycles>15</meta:editing-cycles>
    <meta:generator>LibreOffice/5.1.6.2$Linux_X86_64 LibreOffice_project/10m0$Build-2</meta:generator>
    <meta:document-statistic meta:table-count="1" meta:cell-count="3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629cm" svg:height="18.707cm" xlink:href=".." xlink:type="simple" chart:class="chart:scatter" chart:style-name="ch1">
        <chart:legend chart:legend-position="end" svg:x="22.11cm" svg:y="6.813cm" style:legend-expansion="high" chart:style-name="ch2"/>
        <chart:plot-area chart:style-name="ch3" table:cell-range-address="Sheet1.F24:Sheet1.F28 Sheet1.A39:Sheet1.C39 Sheet1.D72:Sheet1.D72 Sheet1.F73:Sheet1.F75 Sheet1.D67:Sheet1.D67 Sheet1.F68:Sheet1.F70 Sheet1.D58:Sheet1.D58 Sheet1.F59:Sheet1.F61 Sheet1.H54:Sheet1.H54 Sheet1.J55:Sheet1.J92 Sheet1.A15:Sheet1.A15 Sheet1.B17:Sheet1.B17 Sheet1.D16:Sheet1.D16 Sheet1.F17:Sheet1.F21 Sheet1.D9:Sheet1.D9 Sheet1.F10:Sheet1.F14 Sheet1.D2:Sheet1.D2 Sheet1.F3:Sheet1.F7 Sheet1.D23:Sheet1.D23" chart:data-source-has-labels="both" svg:x="0.532cm" svg:y="0.374cm" svg:width="21.046cm" svg:height="17.959cm">
          <chartooo:coordinate-region svg:x="1.524cm" svg:y="1.022cm" svg:width="19.682cm" svg:height="17.112cm"/>
          <chart:axis chart:dimension="x" chart:name="primary-x" chart:style-name="ch4" chartooo:axis-type="auto">
            <chart:categories table:cell-range-address="Sheet1.F24:Sheet1.F28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heet1.C39:Sheet1.C39" chart:label-cell-address="Sheet1.A39:Sheet1.A39" chart:class="chart:scatter">
            <chart:domain table:cell-range-address="Sheet1.B39:Sheet1.B39"/>
            <chart:data-point/>
          </chart:series>
          <chart:series chart:style-name="ch9" chart:values-cell-range-address="Sheet1.F73:Sheet1.F75" chart:label-cell-address="Sheet1.D72:Sheet1.D72" chart:class="chart:scatter">
            <chart:domain table:cell-range-address="Sheet1.E73:Sheet1.E75"/>
            <chart:data-point chart:repeated="3"/>
          </chart:series>
          <chart:series chart:style-name="ch10" chart:values-cell-range-address="Sheet1.F68:Sheet1.F70" chart:label-cell-address="Sheet1.D67:Sheet1.D67" chart:class="chart:scatter">
            <chart:domain table:cell-range-address="Sheet1.E68:Sheet1.E70"/>
            <chart:data-point chart:repeated="3"/>
          </chart:series>
          <chart:series chart:style-name="ch11" chart:values-cell-range-address="Sheet1.F59:Sheet1.F61" chart:label-cell-address="Sheet1.D58:Sheet1.D58" chart:class="chart:scatter">
            <chart:domain table:cell-range-address="Sheet1.E59:Sheet1.E61"/>
            <chart:data-point chart:repeated="3"/>
          </chart:series>
          <chart:series chart:style-name="ch12" chart:values-cell-range-address="Sheet1.J55:Sheet1.J92" chart:label-cell-address="Sheet1.H54:Sheet1.H54" chart:class="chart:scatter">
            <chart:domain table:cell-range-address="Sheet1.I55:Sheet1.I92"/>
            <chart:data-point chart:repeated="38"/>
          </chart:series>
          <chart:series chart:style-name="ch13" chart:values-cell-range-address="Sheet1.B17:Sheet1.B17" chart:label-cell-address="Sheet1.A15:Sheet1.A15" chart:class="chart:scatter">
            <chart:domain table:cell-range-address="Sheet1.B16:Sheet1.B16"/>
            <chart:data-point/>
          </chart:series>
          <chart:series chart:style-name="ch14" chart:values-cell-range-address="Sheet1.F17:Sheet1.F21" chart:label-cell-address="Sheet1.D16:Sheet1.D16" chart:class="chart:scatter">
            <chart:domain table:cell-range-address="Sheet1.E17:Sheet1.E21"/>
            <chart:data-point chart:repeated="5"/>
          </chart:series>
          <chart:series chart:style-name="ch15" chart:values-cell-range-address="Sheet1.F10:Sheet1.F14" chart:label-cell-address="Sheet1.D9:Sheet1.D9" chart:class="chart:scatter">
            <chart:domain table:cell-range-address="Sheet1.E10:Sheet1.E14"/>
            <chart:data-point chart:repeated="5"/>
          </chart:series>
          <chart:series chart:style-name="ch16" chart:values-cell-range-address="Sheet1.F3:Sheet1.F7" chart:label-cell-address="Sheet1.D2:Sheet1.D2" chart:class="chart:scatter">
            <chart:domain table:cell-range-address="Sheet1.E3:Sheet1.E7"/>
            <chart:data-point chart:repeated="5"/>
          </chart:series>
          <chart:series chart:style-name="ch17" chart:values-cell-range-address="Sheet1.F24:Sheet1.F28" chart:label-cell-address="Sheet1.D23:Sheet1.D23" chart:class="chart:scatter">
            <chart:domain table:cell-range-address="Sheet1.E24:Sheet1.E28"/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88">
                <text:p>88</text:p>
                <draw:g>
                  <svg:desc>Sheet1.F24:Sheet1.F28</svg:desc>
                </draw:g>
              </table:table-cell>
              <table:table-cell office:value-type="float" office:value="1832">
                <text:p>1832</text:p>
              </table:table-cell>
              <table:table-cell office:value-type="float" office:value="1832">
                <text:p>1832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82">
                <text:p>982</text:p>
                <draw:g>
                  <svg:desc>Sheet1.B39:Sheet1.B39</svg:desc>
                </draw:g>
              </table:table-cell>
            </table:table-row>
            <table:table-row>
              <table:table-cell office:value-type="string">
                <text:p>Base Position</text:p>
                <draw:g>
                  <svg:desc>Sheet1.A39:Sheet1.A39</svg:desc>
                </draw:g>
              </table:table-cell>
              <table:table-cell office:value-type="float" office:value="772.5">
                <text:p>772.5</text:p>
                <draw:g>
                  <svg:desc>Sheet1.C39:Sheet1.C39</svg:desc>
                </draw:g>
              </table:table-cell>
            </table:table-row>
            <table:table-row>
              <table:table-cell office:value-type="string">
                <text:p>Column E</text:p>
                <draw:g>
                  <svg:desc/>
                </draw:g>
              </table:table-cell>
              <table:table-cell office:value-type="float" office:value="1224">
                <text:p>1224</text:p>
                <draw:g>
                  <svg:desc>Sheet1.E73:Sheet1.E75</svg:desc>
                </draw:g>
              </table:table-cell>
              <table:table-cell office:value-type="float" office:value="740">
                <text:p>740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Stage 3 Calculations</text:p>
                <draw:g>
                  <svg:desc>Sheet1.D72:Sheet1.D72</svg:desc>
                </draw:g>
              </table:table-cell>
              <table:table-cell office:value-type="float" office:value="1024">
                <text:p>1024</text:p>
                <draw:g>
                  <svg:desc>Sheet1.F73:Sheet1.F75</svg:desc>
                </draw:g>
              </table:table-cell>
              <table:table-cell office:value-type="float" office:value="521">
                <text:p>521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Column E</text:p>
                <draw:g>
                  <svg:desc/>
                </draw:g>
              </table:table-cell>
              <table:table-cell office:value-type="float" office:value="1224">
                <text:p>1224</text:p>
                <draw:g>
                  <svg:desc>Sheet1.E68:Sheet1.E70</svg:desc>
                </draw:g>
              </table:table-cell>
              <table:table-cell office:value-type="float" office:value="740">
                <text:p>740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Stage 2 Calculations</text:p>
                <draw:g>
                  <svg:desc>Sheet1.D67:Sheet1.D67</svg:desc>
                </draw:g>
              </table:table-cell>
              <table:table-cell office:value-type="float" office:value="1024">
                <text:p>1024</text:p>
                <draw:g>
                  <svg:desc>Sheet1.F68:Sheet1.F70</svg:desc>
                </draw:g>
              </table:table-cell>
              <table:table-cell office:value-type="float" office:value="521">
                <text:p>521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Column E</text:p>
                <draw:g>
                  <svg:desc/>
                </draw:g>
              </table:table-cell>
              <table:table-cell office:value-type="float" office:value="1182">
                <text:p>1182</text:p>
                <draw:g>
                  <svg:desc>Sheet1.E59:Sheet1.E61</svg:desc>
                </draw:g>
              </table:table-cell>
              <table:table-cell office:value-type="float" office:value="740">
                <text:p>74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Stage 1 Calculations</text:p>
                <draw:g>
                  <svg:desc>Sheet1.D58:Sheet1.D58</svg:desc>
                </draw:g>
              </table:table-cell>
              <table:table-cell office:value-type="float" office:value="1024">
                <text:p>1024</text:p>
                <draw:g>
                  <svg:desc>Sheet1.F59:Sheet1.F61</svg:desc>
                </draw:g>
              </table:table-cell>
              <table:table-cell office:value-type="float" office:value="521">
                <text:p>521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Column I</text:p>
                <draw:g>
                  <svg:desc/>
                </draw:g>
              </table:table-cell>
              <table:table-cell office:value-type="float" office:value="1331.02184745371">
                <text:p>1331.02184745371</text:p>
                <draw:g>
                  <svg:desc>Sheet1.I55:Sheet1.I92</svg:desc>
                </draw:g>
              </table:table-cell>
              <table:table-cell office:value-type="float" office:value="1325.71942135514">
                <text:p>1325.71942135514</text:p>
              </table:table-cell>
              <table:table-cell office:value-type="float" office:value="1309.97325459293">
                <text:p>1309.97325459293</text:p>
              </table:table-cell>
              <table:table-cell office:value-type="float" office:value="1284.2617864751">
                <text:p>1284.2617864751</text:p>
              </table:table-cell>
              <table:table-cell office:value-type="float" office:value="1249.366246948">
                <text:p>1249.366246948</text:p>
              </table:table-cell>
              <table:table-cell office:value-type="float" office:value="1206.34691931976">
                <text:p>1206.34691931976</text:p>
              </table:table-cell>
              <table:table-cell office:value-type="float" office:value="1156.51092408854">
                <text:p>1156.51092408854</text:p>
              </table:table-cell>
              <table:table-cell office:value-type="float" office:value="1101.37250274777">
                <text:p>1101.37250274777</text:p>
              </table:table-cell>
              <table:table-cell office:value-type="float" office:value="1042.60700832467">
                <text:p>1042.60700832467</text:p>
              </table:table-cell>
              <table:table-cell office:value-type="float" office:value="982.000000626458">
                <text:p>982.000000626458</text:p>
              </table:table-cell>
              <table:table-cell office:value-type="float" office:value="921.392992909208">
                <text:p>921.392992909208</text:p>
              </table:table-cell>
              <table:table-cell office:value-type="float" office:value="862.627498429588">
                <text:p>862.627498429588</text:p>
              </table:table-cell>
              <table:table-cell office:value-type="float" office:value="807.489076996517">
                <text:p>807.489076996517</text:p>
              </table:table-cell>
              <table:table-cell office:value-type="float" office:value="757.653081640032">
                <text:p>757.653081640032</text:p>
              </table:table-cell>
              <table:table-cell office:value-type="float" office:value="714.633753857357">
                <text:p>714.633753857357</text:p>
              </table:table-cell>
              <table:table-cell office:value-type="float" office:value="679.738214151359">
                <text:p>679.738214151359</text:p>
              </table:table-cell>
              <table:table-cell office:value-type="float" office:value="654.026745835594">
                <text:p>654.026745835594</text:p>
              </table:table-cell>
              <table:table-cell office:value-type="float" office:value="638.280578862423">
                <text:p>638.280578862423</text:p>
              </table:table-cell>
              <table:table-cell office:value-type="float" office:value="632.978152546291">
                <text:p>632.978152546291</text:p>
              </table:table-cell>
              <table:table-cell office:value-type="float" office:value="638.28057842729">
                <text:p>638.28057842729</text:p>
              </table:table-cell>
              <table:table-cell office:value-type="float" office:value="654.026744978549">
                <text:p>654.026744978549</text:p>
              </table:table-cell>
              <table:table-cell office:value-type="float" office:value="679.738212898443">
                <text:p>679.738212898443</text:p>
              </table:table-cell>
              <table:table-cell office:value-type="float" office:value="714.633752246639">
                <text:p>714.633752246639</text:p>
              </table:table-cell>
              <table:table-cell office:value-type="float" office:value="757.653079720453">
                <text:p>757.653079720453</text:p>
              </table:table-cell>
              <table:table-cell office:value-type="float" office:value="807.489074826403">
                <text:p>807.489074826403</text:p>
              </table:table-cell>
              <table:table-cell office:value-type="float" office:value="862.627496074876">
                <text:p>862.627496074876</text:p>
              </table:table-cell>
              <table:table-cell office:value-type="float" office:value="921.392990441445">
                <text:p>921.392990441445</text:p>
              </table:table-cell>
              <table:table-cell office:value-type="float" office:value="981.999998120626">
                <text:p>981.999998120626</text:p>
              </table:table-cell>
              <table:table-cell office:value-type="float" office:value="1042.60700585691">
                <text:p>1042.60700585691</text:p>
              </table:table-cell>
              <table:table-cell office:value-type="float" office:value="1101.37250039306">
                <text:p>1101.37250039306</text:p>
              </table:table-cell>
              <table:table-cell office:value-type="float" office:value="1156.51092191843">
                <text:p>1156.51092191843</text:p>
              </table:table-cell>
              <table:table-cell office:value-type="float" office:value="1206.34691740018">
                <text:p>1206.34691740018</text:p>
              </table:table-cell>
              <table:table-cell office:value-type="float" office:value="1249.36624533728">
                <text:p>1249.36624533728</text:p>
              </table:table-cell>
              <table:table-cell office:value-type="float" office:value="1284.26178522218">
                <text:p>1284.26178522218</text:p>
              </table:table-cell>
              <table:table-cell office:value-type="float" office:value="1309.97325373588">
                <text:p>1309.97325373588</text:p>
              </table:table-cell>
              <table:table-cell office:value-type="float" office:value="1325.71942092001">
                <text:p>1325.71942092001</text:p>
              </table:table-cell>
              <table:table-cell office:value-type="float" office:value="1331.02184745371">
                <text:p>1331.02184745371</text:p>
              </table:table-cell>
              <table:table-cell office:value-type="float" office:value="1331.02184745371">
                <text:p>1331.02184745371</text:p>
              </table:table-cell>
            </table:table-row>
            <table:table-row>
              <table:table-cell office:value-type="string">
                <text:p>Circle points</text:p>
                <draw:g>
                  <svg:desc>Sheet1.H54:Sheet1.H54</svg:desc>
                </draw:g>
              </table:table-cell>
              <table:table-cell office:value-type="float" office:value="772.5">
                <text:p>772.5</text:p>
                <draw:g>
                  <svg:desc>Sheet1.J55:Sheet1.J92</svg:desc>
                </draw:g>
              </table:table-cell>
              <table:table-cell office:value-type="float" office:value="833.107007707733">
                <text:p>833.107007707733</text:p>
              </table:table-cell>
              <table:table-cell office:value-type="float" office:value="891.87250215909">
                <text:p>891.87250215909</text:p>
              </table:table-cell>
              <table:table-cell office:value-type="float" office:value="947.010923546011">
                <text:p>947.010923546011</text:p>
              </table:table-cell>
              <table:table-cell office:value-type="float" office:value="996.846918839863">
                <text:p>996.846918839863</text:p>
              </table:table-cell>
              <table:table-cell office:value-type="float" office:value="1039.86624654532">
                <text:p>1039.86624654532</text:p>
              </table:table-cell>
              <table:table-cell office:value-type="float" office:value="1074.76178616187">
                <text:p>1074.76178616187</text:p>
              </table:table-cell>
              <table:table-cell office:value-type="float" office:value="1100.47325437867">
                <text:p>1100.47325437867</text:p>
              </table:table-cell>
              <table:table-cell office:value-type="float" office:value="1116.21942124636">
                <text:p>1116.21942124636</text:p>
              </table:table-cell>
              <table:table-cell office:value-type="float" office:value="1121.52184745371">
                <text:p>1121.52184745371</text:p>
              </table:table-cell>
              <table:table-cell office:value-type="float" office:value="1116.21942146393">
                <text:p>1116.21942146393</text:p>
              </table:table-cell>
              <table:table-cell office:value-type="float" office:value="1100.47325480719">
                <text:p>1100.47325480719</text:p>
              </table:table-cell>
              <table:table-cell office:value-type="float" office:value="1074.76178678833">
                <text:p>1074.76178678833</text:p>
              </table:table-cell>
              <table:table-cell office:value-type="float" office:value="1039.86624735068">
                <text:p>1039.86624735068</text:p>
              </table:table-cell>
              <table:table-cell office:value-type="float" office:value="996.846919799652">
                <text:p>996.846919799652</text:p>
              </table:table-cell>
              <table:table-cell office:value-type="float" office:value="947.010924631068">
                <text:p>947.010924631068</text:p>
              </table:table-cell>
              <table:table-cell office:value-type="float" office:value="891.872503336446">
                <text:p>891.872503336446</text:p>
              </table:table-cell>
              <table:table-cell office:value-type="float" office:value="833.107008941614">
                <text:p>833.107008941614</text:p>
              </table:table-cell>
              <table:table-cell office:value-type="float" office:value="772.500001252916">
                <text:p>772.500001252916</text:p>
              </table:table-cell>
              <table:table-cell office:value-type="float" office:value="711.892993526149">
                <text:p>711.892993526149</text:p>
              </table:table-cell>
              <table:table-cell office:value-type="float" office:value="653.127499018266">
                <text:p>653.127499018266</text:p>
              </table:table-cell>
              <table:table-cell office:value-type="float" office:value="597.989077539046">
                <text:p>597.989077539046</text:p>
              </table:table-cell>
              <table:table-cell office:value-type="float" office:value="548.153082119926">
                <text:p>548.153082119926</text:p>
              </table:table-cell>
              <table:table-cell office:value-type="float" office:value="505.133754260037">
                <text:p>505.133754260037</text:p>
              </table:table-cell>
              <table:table-cell office:value-type="float" office:value="470.238214464588">
                <text:p>470.238214464588</text:p>
              </table:table-cell>
              <table:table-cell office:value-type="float" office:value="444.526746049855">
                <text:p>444.526746049855</text:p>
              </table:table-cell>
              <table:table-cell office:value-type="float" office:value="428.780578971206">
                <text:p>428.780578971206</text:p>
              </table:table-cell>
              <table:table-cell office:value-type="float" office:value="423.478152546291">
                <text:p>423.478152546291</text:p>
              </table:table-cell>
              <table:table-cell office:value-type="float" office:value="428.780578318507">
                <text:p>428.780578318507</text:p>
              </table:table-cell>
              <table:table-cell office:value-type="float" office:value="444.526744764287">
                <text:p>444.526744764287</text:p>
              </table:table-cell>
              <table:table-cell office:value-type="float" office:value="470.238212585214">
                <text:p>470.238212585214</text:p>
              </table:table-cell>
              <table:table-cell office:value-type="float" office:value="505.13375184396">
                <text:p>505.13375184396</text:p>
              </table:table-cell>
              <table:table-cell office:value-type="float" office:value="548.153079240558">
                <text:p>548.153079240558</text:p>
              </table:table-cell>
              <table:table-cell office:value-type="float" office:value="597.989074283874">
                <text:p>597.989074283874</text:p>
              </table:table-cell>
              <table:table-cell office:value-type="float" office:value="653.127495486198">
                <text:p>653.127495486198</text:p>
              </table:table-cell>
              <table:table-cell office:value-type="float" office:value="711.892989824504">
                <text:p>711.892989824504</text:p>
              </table:table-cell>
              <table:table-cell office:value-type="float" office:value="772.499997494167">
                <text:p>772.499997494167</text:p>
              </table:table-cell>
              <table:table-cell office:value-type="float" office:value="772.5">
                <text:p>772.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82">
                <text:p>1182</text:p>
                <draw:g>
                  <svg:desc>Sheet1.B16:Sheet1.B16</svg:desc>
                </draw:g>
              </table:table-cell>
            </table:table-row>
            <table:table-row>
              <table:table-cell office:value-type="string">
                <text:p>Focal centre</text:p>
                <draw:g>
                  <svg:desc>Sheet1.A15:Sheet1.A15</svg:desc>
                </draw:g>
              </table:table-cell>
              <table:table-cell office:value-type="float" office:value="982.5">
                <text:p>982.5</text:p>
                <draw:g>
                  <svg:desc>Sheet1.B17:Sheet1.B17</svg:desc>
                </draw:g>
              </table:table-cell>
            </table:table-row>
            <table:table-row>
              <table:table-cell office:value-type="string">
                <text:p>Column E</text:p>
                <draw:g>
                  <svg:desc/>
                </draw:g>
              </table:table-cell>
              <table:table-cell office:value-type="float" office:value="760">
                <text:p>760</text:p>
                <draw:g>
                  <svg:desc>Sheet1.E17:Sheet1.E21</svg:desc>
                </draw:g>
              </table:table-cell>
              <table:table-cell office:value-type="float" office:value="760">
                <text:p>760</text:p>
              </table:table-cell>
              <table:table-cell office:value-type="float" office:value="1060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Text bounds</text:p>
                <draw:g>
                  <svg:desc>Sheet1.D16:Sheet1.D16</svg:desc>
                </draw:g>
              </table:table-cell>
              <table:table-cell office:value-type="float" office:value="521">
                <text:p>521</text:p>
                <draw:g>
                  <svg:desc>Sheet1.F17:Sheet1.F21</svg:desc>
                </draw:g>
              </table:table-cell>
              <table:table-cell office:value-type="float" office:value="941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521">
                <text:p>521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Column E</text:p>
                <draw:g>
                  <svg:desc/>
                </draw:g>
              </table:table-cell>
              <table:table-cell office:value-type="float" office:value="1160">
                <text:p>1160</text:p>
                <draw:g>
                  <svg:desc>Sheet1.E10:Sheet1.E14</svg:desc>
                </draw:g>
              </table:table-cell>
              <table:table-cell office:value-type="float" office:value="1160">
                <text:p>1160</text:p>
              </table:table-cell>
              <table:table-cell office:value-type="float" office:value="1204">
                <text:p>1204</text:p>
              </table:table-cell>
              <table:table-cell office:value-type="float" office:value="1204">
                <text:p>1204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Focal bounds</text:p>
                <draw:g>
                  <svg:desc>Sheet1.D9:Sheet1.D9</svg:desc>
                </draw:g>
              </table:table-cell>
              <table:table-cell office:value-type="float" office:value="961">
                <text:p>961</text:p>
                <draw:g>
                  <svg:desc>Sheet1.F10:Sheet1.F14</svg:desc>
                </draw:g>
              </table:table-cell>
              <table:table-cell office:value-type="float" office:value="1004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Column E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E3:Sheet1.E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080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creen bounds</text:p>
                <draw:g>
                  <svg:desc>Sheet1.D2:Sheet1.D2</svg:desc>
                </draw:g>
              </table:table-cell>
              <table:table-cell office:value-type="float" office:value="0">
                <text:p>0</text:p>
                <draw:g>
                  <svg:desc>Sheet1.F3:Sheet1.F7</svg:desc>
                </draw:g>
              </table:table-cell>
              <table:table-cell office:value-type="float" office:value="1920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lumn E</text:p>
                <draw:g>
                  <svg:desc/>
                </draw:g>
              </table:table-cell>
              <table:table-cell office:value-type="float" office:value="88">
                <text:p>88</text:p>
                <draw:g>
                  <svg:desc>Sheet1.E24:Sheet1.E28</svg:desc>
                </draw:g>
              </table:table-cell>
              <table:table-cell office:value-type="float" office:value="88">
                <text:p>88</text:p>
              </table:table-cell>
              <table:table-cell office:value-type="float" office:value="992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Screen inset bounds</text:p>
                <draw:g>
                  <svg:desc>Sheet1.D23:Sheet1.D23</svg:desc>
                </draw:g>
              </table:table-cell>
              <table:table-cell office:value-type="float" office:value="88">
                <text:p>88</text:p>
                <draw:g>
                  <svg:desc>Sheet1.F24:Sheet1.F28</svg:desc>
                </draw:g>
              </table:table-cell>
              <table:table-cell office:value-type="float" office:value="1832">
                <text:p>1832</text:p>
              </table:table-cell>
              <table:table-cell office:value-type="float" office:value="1832">
                <text:p>1832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